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14645EA5018AA0F1BCC.png" manifest:media-type="image/png"/>
  <manifest:file-entry manifest:full-path="Pictures/100000000000004C0000004C2E87B5D31CDDC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8000" loext:opacity="100%" style:font-name="Times New Roman" fo:font-size="40pt" officeooo:rsid="0004740b" officeooo:paragraph-rsid="0004740b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111111" loext:opacity="100%" style:font-name="Times New Roman" fo:font-size="40pt" fo:font-weight="bold" officeooo:rsid="00061d85" officeooo:paragraph-rsid="00061d85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55269" loext:opacity="100%" officeooo:rsid="000819fa" officeooo:paragraph-rsid="000819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2.9193in" svg:y="0.1335in" svg:width="0.9547in" svg:height="0.9547in" draw:z-index="1"><draw:image xlink:href="Pictures/100000000000004C0000004C2E87B5D31CDDCB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FF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tatistics</text:p>
      <text:p text:style-name="P1"><draw:frame draw:style-name="fr1" draw:name="Image1" text:anchor-type="char" svg:x="1.7591in" svg:y="0.0945in" svg:width="3.1252in" svg:height="2.7165in" draw:z-index="0"><draw:image xlink:href="Pictures/10000201000001770000014645EA5018AA0F1BCC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0:27:19.289675562</meta:creation-date>
    <meta:generator>LibreOffice/7.0.3.1$Linux_X86_64 LibreOffice_project/00$Build-1</meta:generator>
    <dc:date>2021-03-17T08:28:23.820168561</dc:date>
    <meta:editing-duration>PT33M34S</meta:editing-duration>
    <meta:editing-cycles>2</meta:editing-cycles>
    <meta:print-date>2021-03-17T08:25:30.733781853</meta:print-date>
    <meta:document-statistic meta:table-count="0" meta:image-count="2" meta:object-count="0" meta:page-count="1" meta:paragraph-count="2" meta:word-count="2" meta:character-count="13" meta:non-whitespace-character-count="13"/>
  </office:meta>
</office:document-meta>
</file>